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CreatedTime<text:tab/>初始化时间</text:p>
      <text:p text:style-name="Text_20_body"><text:tab/>mSubmited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boolean addItem(CBMenuItem item);<text:tab/>!若已经存在-(或与mDisabledTags冲突)-不需要,则返回false!</text:p>
      <text:p text:style-name="Text_20_body"><text:tab/>boolean isItemChecked( CBMenuItem item);<text:tab/>item是否已经被加入 mMenuItemList</text:p>
      <text:p text:style-name="Text_20_body"><text:tab/>int getItemCheckedCount(CBMenuItem item);<text:tab/>item中的checkedCount</text:p>
      <text:p text:style-name="Text_20_body"><text:tab/>boolean isItemDisabled( CBMenuItem item);<text:tab/>item是否与mDisabledTags冲突</text:p>
      <text:p text:style-name="Text_20_body"><text:tab/>int get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// 以下方法不应定义在此类中</text:p>
      <text:p text:style-name="Text_20_body"><text:tab/>//boolean load(String path);</text:p>
      <text:p text:style-name="Text_20_body"><text:tab/>//boolean save();</text:p>
      <text:p text:style-name="Text_20_body"><text:soft-page-break/><text:tab/>//boolean save(String path);</text:p>
      <text:p text:style-name="Text_20_body"/>
      <text:h text:style-name="Heading_20_2" text:outline-level="2">- CBId 通用ID定义</text:h>
      <text:p text:style-name="Text_20_body">* 成员</text:p>
      <text:p text:style-name="Text_20_body"><text:tab/>mId;<text:tab/>String类型</text:p>
      <text:p text:style-name="Text_20_body">* 方法</text:p>
      <text:p text:style-name="Text_20_body"><text:tab/>equal();</text:p>
      <text:p text:style-name="Text_20_body"><text:tab/>compare();<text:tab/>排序用的方法</text:p>
      <text:p text:style-name="Text_20_body"/>
      <text:p text:style-name="Text_20_body"/>
      <text:h text:style-name="Heading_20_2" text:outline-level="2">- CBOrdersSet</text:h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><text:tab/>boolean add();</text:p>
      <text:p text:style-name="Text_20_body"><text:tab/>boolean remove();</text:p>
      <text:p text:style-name="Text_20_body"><text:tab/>boolean update();</text:p>
      <text:p text:style-name="Text_20_body"><text:tab/>boolean get();</text:p>
      <text:p text:style-name="Text_20_body"><text:tab/>boolean sort(int sortType);<text:tab/>排序</text:p>
      <text:p text:style-name="Text_20_body"/>
      <text:p text:style-name="Text_20_body"/>
      <text:h text:style-name="Heading_20_2" text:outline-level="2">- 逻辑菜单项列表 CBMenuItemsSet</text:h>
      <text:p text:style-name="Text_20_body">* 菜单项 CBMenuItem的集合</text:p>
      <text:p text:style-name="Text_20_body">* 成员</text:p>
      <text:p text:style-name="Text_20_body"><text:tab/>mMenuItemList<text:tab/>List&lt;CBMenuItem&gt;类型</text:p>
      <text:p text:style-name="Text_20_body">* 方法</text:p>
      <text:p text:style-name="Standard"><text:tab/>CBMenuItemsSet();</text:p>
      <text:p text:style-name="Text_20_body"><text:tab/>CBMenuItemsSet( CBMenuItemsSet set);</text:p>
      <text:p text:style-name="Text_20_body"><text:tab/>boolean add(CBMenuItem item);<text:tab/>若已经存在,则不做任何操作并返回false</text:p>
      <text:p text:style-name="Text_20_body"><text:tab/>boolean update(CBMenuItem item);<text:tab/><text:tab/>若未存在,则返回false,否则更新</text:p>
      <text:p text:style-name="Text_20_body"><text:soft-page-break/><text:tab/>boolean update(int index, CBMenuItem item);</text:p>
      <text:p text:style-name="Text_20_body"><text:tab/>int combine( CBMenuItemsSet set);<text:tab/>与set合并,返回交集个数</text:p>
      <text:p text:style-name="Text_20_body"><text:tab/>boolean remove(CBMenuItem item);<text:tab/>若不存在,则返回false</text:p>
      <text:p text:style-name="Text_20_body"><text:tab/>boolean remove(int index);<text:tab/>!是否有意义!</text:p>
      <text:p text:style-name="Text_20_body"><text:tab/>boolean contains( CBMenuItem item);</text:p>
      <text:p text:style-name="Text_20_body"><text:tab/>int count();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Set;<text:tab/>CBMenuItemsSet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sSet getCheckedItems(); 获取已经被选中的项</text:p>
      <text:p text:style-name="Text_20_body"/>
      <text:p text:style-name="Text_20_body"/>
      <text:h text:style-name="Heading_20_2" text:outline-level="2">- 缓存 abstract CBCache &lt;T&gt;</text:h>
      <text:p text:style-name="Text_20_body">* 为动画效果提供图片缓存方法和接口定义</text:p>
      <text:p text:style-name="Text_20_body">* 成员</text:p>
      <text:p text:style-name="Text_20_body"><text:soft-page-break/><text:tab/>mList;<text:tab/>List&lt;T&gt;类型, 长度为mCachedSize</text:p>
      <text:p text:style-name="Text_20_body"><text:tab/>mCurrent;<text:tab/>index, 指向当前使用的对象</text:p>
      <text:p text:style-name="Text_20_body"><text:tab/>mTotalCachedItemCount;</text:p>
      <text:p text:style-name="Text_20_body"><text:tab/>mCachedSize;<text:tab/><text:tab/>cache项数</text:p>
      <text:p text:style-name="Text_20_body"><text:tab/>mStatus;</text:p>
      <text:p text:style-name="Text_20_body">* 方法</text:p>
      <text:p text:style-name="Text_20_body"><text:tab/>T getCurrent();</text:p>
      <text:p text:style-name="Text_20_body"><text:tab/>T getNext();<text:tab/>只读取,不移动</text:p>
      <text:p text:style-name="Text_20_body"><text:tab/>T getPrev();<text:tab/>只读取,不移动</text:p>
      <text:p text:style-name="Text_20_body"><text:tab/>boolean moveTo();</text:p>
      <text:p text:style-name="Text_20_body"><text:tab/>boolean moveToNext();<text:tab/>若无后续项则返回false</text:p>
      <text:p text:style-name="Text_20_body"><text:tab/>boolean moveToPrev();<text:tab/>若无前继项则返回false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/>
      <text:p text:style-name="Standard"/>
      <text:h text:style-name="Heading_20_2" text:outline-level="2">- 集合控制 CBIFSetHandler</text:h>
      <text:p text:style-name="Standard">* 对CBSet集合的控制</text:p>
      <text:p text:style-name="Standard"><text:tab/>boolean add();</text:p>
      <text:p text:style-name="Standard"><text:tab/>boolean update(item);</text:p>
      <text:p text:style-name="Standard"><text:tab/>boolean update(index, item);</text:p>
      <text:p text:style-name="Standard"><text:tab/>boolean remove(item);</text:p>
      <text:p text:style-name="Standard"><text:tab/>boolean remove(index);</text:p>
      <text:p text:style-name="Standard"><text:tab/>Item get(int index);</text:p>
      <text:p text:style-name="Standard"><text:tab/>Item get(Item item);<text:tab/>由合成的item查找出set中真正的item</text:p>
      <text:p text:style-name="Standard"><text:tab/>int getIndexOf(Item item);</text:p>
      <text:p text:style-name="Standard"><text:tab/>int combine(set);<text:tab/>与set合并,返回公共项数</text:p>
      <text:p text:style-name="Standard"><text:tab/>int count();</text:p>
      <text:p text:style-name="Standard"><text:tab/>boolean contains(Item item);</text:p>
      <text:p text:style-name="Standard"/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soft-page-break/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- 组群菜单控制 CBIFGroupMenuHandler</text:h>
      <text:p text:style-name="Text_20_body">* 包含对类似GridView菜单的控制</text:p>
      <text:p text:style-name="Text_20_body"><text:tab/>boolean moveUp();</text:p>
      <text:p text:style-name="Text_20_body"><text:tab/>boolean moveDown();</text:p>
      <text:p text:style-name="Text_20_body"><text:tab/>boolean moveLeft();</text:p>
      <text:p text:style-name="Text_20_body"><text:tab/>boolean moveRight();</text:p>
      <text:p text:style-name="Text_20_body"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- 订单控制 CBIFOrderHandler</text:h>
      <text:p text:style-name="Text_20_body">* 订单控制</text:p>
      <text:p text:style-name="Text_20_body"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9T23:11:00</dc:date>
    <meta:editing-duration>PT14H34M8S</meta:editing-duration>
    <meta:editing-cycles>295</meta:editing-cycles>
    <meta:generator>LibreOffice/3.5$Linux_x86 LibreOffice_project/350m1$Build-102</meta:generator>
    <meta:document-statistic meta:table-count="0" meta:image-count="0" meta:object-count="0" meta:page-count="8" meta:paragraph-count="190" meta:word-count="793" meta:character-count="4753" meta:non-whitespace-character-count="4551"/>
  </office:meta>
</office:document-meta>
</file>